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style:style style:name="ce2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9" style:family="table-cell" style:parent-style-name="Default" style:data-style-name="N1"/>
    <style:style style:name="ce13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4" style:family="table-cell" style:parent-style-name="Default" style:data-style-name="N2"/>
    <style:style style:name="ce19" style:family="table-cell" style:parent-style-name="Default" style:data-style-name="N1">
      <style:table-cell-properties fo:background-color="#dddddd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10">
      <style:table-cell-properties fo:background-color="#dddddd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dddddd"/>
    </style:style>
    <style:style style:name="ce24" style:family="table-cell" style:parent-style-name="Default">
      <style:table-cell-properties fo:background-color="transparent"/>
    </style:style>
    <style:style style:name="ce26" style:family="table-cell" style:parent-style-name="Default" style:data-style-name="N114"/>
    <style:style style:name="ce32" style:family="table-cell" style:parent-style-name="Default" style:data-style-name="N114">
      <style:table-cell-properties fo:background-color="transparent"/>
    </style:style>
    <style:style style:name="ce28" style:family="table-cell" style:parent-style-name="Default" style:data-style-name="N115"/>
    <style:style style:name="ce34" style:family="table-cell" style:parent-style-name="Default" style:data-style-name="N115">
      <style:table-cell-properties fo:background-color="transparent"/>
    </style:style>
    <style:style style:name="ce35" style:family="table-cell" style:parent-style-name="Default" style:data-style-name="N1">
      <style:table-cell-properties fo:background-color="transparent"/>
    </style:style>
    <style:style style:name="ce12" style:family="table-cell" style:parent-style-name="Default" style:data-style-name="N2">
      <style:table-cell-properties fo:background-color="#dddddd"/>
    </style:style>
    <style:style style:name="ce37" style:family="table-cell" style:parent-style-name="Default" style:data-style-name="N2">
      <style:table-cell-properties fo:background-color="transparent"/>
    </style:style>
    <style:style style:name="ce10" style:family="table-cell" style:parent-style-name="Default" style:data-style-name="N1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s" table:style-name="ta1">
        <table:table-column table:style-name="co1" table:default-cell-style-name="ce14"/>
        <table:table-column table:style-name="co1" table:default-cell-style-name="Default"/>
        <table:table-column table:style-name="co1" table:default-cell-style-name="ce23"/>
        <table:table-column table:style-name="co1" table:number-columns-repeated="2" table:default-cell-style-name="Default"/>
        <table:table-column table:style-name="co2" table:number-columns-repeated="1018" table:default-cell-style-name="Default"/>
        <table:table-row table:style-name="ro1">
          <table:table-cell table:style-name="ce13" office:value-type="string" calcext:value-type="string">
            <text:p>VOUT</text:p>
          </table:table-cell>
          <table:table-cell table:style-name="ce19" office:value-type="string" calcext:value-type="string">
            <text:p>R_Total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1.8" calcext:value-type="float">
            <text:p>1,80</text:p>
          </table:table-cell>
          <table:table-cell table:style-name="ce14" table:formula="of:=1.25*[.A$14]*([.A2] - 0.8)" office:value-type="float" office:value="1.25" calcext:value-type="float">
            <text:p>1,2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" calcext:value-type="float">
            <text:p>2,00</text:p>
          </table:table-cell>
          <table:table-cell table:style-name="ce14" table:formula="of:=1.25*[.A$14]*([.A3] - 0.8)" office:value-type="float" office:value="1.5" calcext:value-type="float">
            <text:p>1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2" calcext:value-type="float">
            <text:p>2,20</text:p>
          </table:table-cell>
          <table:table-cell table:style-name="ce14" table:formula="of:=1.25*[.A$14]*([.A4] - 0.8)" office:value-type="float" office:value="1.75" calcext:value-type="float">
            <text:p>1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3" calcext:value-type="float">
            <text:p>2,30</text:p>
          </table:table-cell>
          <table:table-cell table:style-name="ce14" table:formula="of:=1.25*[.A$14]*([.A5] - 0.8)" office:value-type="float" office:value="1.875" calcext:value-type="float">
            <text:p>1,88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4" calcext:value-type="float">
            <text:p>2,40</text:p>
          </table:table-cell>
          <table:table-cell table:style-name="ce14" table:formula="of:=1.25*[.A$14]*([.A6] - 0.8)" office:value-type="float" office:value="2" calcext:value-type="float">
            <text:p>2,0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8" calcext:value-type="float">
            <text:p>2,80</text:p>
          </table:table-cell>
          <table:table-cell table:style-name="ce14" table:formula="of:=1.25*[.A$14]*([.A7] - 0.8)" office:value-type="float" office:value="2.5" calcext:value-type="float">
            <text:p>2,50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2.9" calcext:value-type="float">
            <text:p>2,90</text:p>
          </table:table-cell>
          <table:table-cell table:style-name="ce14" table:formula="of:=1.25*[.A$14]*([.A8] - 0.8)" office:value-type="float" office:value="2.625" calcext:value-type="float">
            <text:p>2,63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" calcext:value-type="float">
            <text:p>3,00</text:p>
          </table:table-cell>
          <table:table-cell table:style-name="ce14" table:formula="of:=1.25*[.A$14]*([.A9] - 0.8)" office:value-type="float" office:value="2.75" calcext:value-type="float">
            <text:p>2,75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float" office:value="3.2" calcext:value-type="float">
            <text:p>3,20</text:p>
          </table:table-cell>
          <table:table-cell table:style-name="ce14" table:formula="of:=1.25*[.A$14]*([.A10] - 0.8)" office:value-type="float" office:value="3" calcext:value-type="float">
            <text:p>3,00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/>
          <table:table-cell table:style-name="Default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ce13" office:value-type="string" calcext:value-type="string">
            <text:p>R7</text:p>
          </table:table-cell>
          <table:table-cell table:style-name="ce25" office:value-type="string" calcext:value-type="string">
            <text:p>R6</text:p>
          </table:table-cell>
          <table:table-cell table:style-name="ce19" office:value-type="string" calcext:value-type="string">
            <text:p>R3 (SW1)</text:p>
          </table:table-cell>
          <table:table-cell table:style-name="ce25" office:value-type="string" calcext:value-type="string">
            <text:p>R4 (SW2)</text:p>
          </table:table-cell>
          <table:table-cell table:style-name="ce25" office:value-type="string" calcext:value-type="string">
            <text:p>R5 (SW3)</text:p>
          </table:table-cell>
          <table:table-cell table:style-name="ce25" office:value-type="string" calcext:value-type="string">
            <text:p>R7 (SW4)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,00</text:p>
          </table:table-cell>
          <table:table-cell table:style-name="ce14" office:value-type="float" office:value="3" calcext:value-type="float">
            <text:p>3,00</text:p>
          </table:table-cell>
          <table:table-cell table:style-name="ce14" office:value-type="float" office:value="21" calcext:value-type="float">
            <text:p>21,00</text:p>
          </table:table-cell>
          <table:table-cell table:style-name="ce14" office:value-type="float" office:value="15" calcext:value-type="float">
            <text:p>15,00</text:p>
          </table:table-cell>
          <table:table-cell table:style-name="ce14" office:value-type="float" office:value="6.34" calcext:value-type="float">
            <text:p>6,34</text:p>
          </table:table-cell>
          <table:table-cell table:style-name="ce14" office:value-type="float" office:value="3" calcext:value-type="float">
            <text:p>3,00</text:p>
          </table:table-cell>
          <table:table-cell table:style-name="ce14" table:number-columns-repeated="1017"/>
        </table:table-row>
        <table:table-row table:style-name="ro1">
          <table:table-cell/>
          <table:table-cell table:style-name="ce14"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9" office:value-type="string" calcext:value-type="string">
            <text:p>SW1</text:p>
          </table:table-cell>
          <table:table-cell table:style-name="ce19" office:value-type="string" calcext:value-type="string">
            <text:p>SW2</text:p>
          </table:table-cell>
          <table:table-cell table:style-name="ce19" office:value-type="string" calcext:value-type="string">
            <text:p>SW3</text:p>
          </table:table-cell>
          <table:table-cell table:style-name="ce19" office:value-type="string" calcext:value-type="string">
            <text:p>SW4</text:p>
          </table:table-cell>
          <table:table-cell table:style-name="ce13" office:value-type="string" calcext:value-type="string">
            <text:p>R_total</text:p>
          </table:table-cell>
          <table:table-cell table:style-name="ce13" office:value-type="string" calcext:value-type="string">
            <text:p>Vout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18]/[.C$14] + [.B18]/[.D$14] + [.C18]/[.E$14] + [.D18]/[.F$14])" office:value-type="float" office:value="3" calcext:value-type="float">
            <text:p>3,00</text:p>
          </table:table-cell>
          <table:table-cell table:style-name="ce14" table:formula="of:=0.8*(1+[.E18]/[.A$14])" office:value-type="float" office:value="3.2" calcext:value-type="float">
            <text:p>3,20</text:p>
          </table:table-cell>
          <table:table-cell table:number-columns-repeated="1017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19]/[.C$14] + [.B19]/[.D$14] + [.C19]/[.E$14] + [.D19]/[.F$14])" office:value-type="float" office:value="2.625" calcext:value-type="float">
            <text:p>2,63</text:p>
          </table:table-cell>
          <table:table-cell table:style-name="ce14" table:formula="of:=0.8*(1+[.E19]/[.A$14])" office:value-type="float" office:value="2.9" calcext:value-type="float">
            <text:p>2,90</text:p>
          </table:table-cell>
          <table:table-cell table:number-columns-repeated="1017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20]/[.C$14] + [.B20]/[.D$14] + [.C20]/[.E$14] + [.D20]/[.F$14])" office:value-type="float" office:value="2.5" calcext:value-type="float">
            <text:p>2,50</text:p>
          </table:table-cell>
          <table:table-cell table:style-name="ce14" table:formula="of:=0.8*(1+[.E20]/[.A$14])" office:value-type="float" office:value="2.8" calcext:value-type="float">
            <text:p>2,80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21]/[.C$14] + [.B21]/[.D$14] + [.C21]/[.E$14] + [.D21]/[.F$14])" office:value-type="float" office:value="2.23404255319149" calcext:value-type="float">
            <text:p>2,23</text:p>
          </table:table-cell>
          <table:table-cell table:style-name="ce14" table:formula="of:=0.8*(1+[.E21]/[.A$14])" office:value-type="float" office:value="2.58723404255319" calcext:value-type="float">
            <text:p>2,59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22]/[.C$14] + [.B22]/[.D$14] + [.C22]/[.E$14] + [.D22]/[.F$14])" office:value-type="float" office:value="2.03640256959315" calcext:value-type="float">
            <text:p>2,04</text:p>
          </table:table-cell>
          <table:table-cell table:style-name="ce14" table:formula="of:=0.8*(1+[.E22]/[.A$14])" office:value-type="float" office:value="2.42912205567452" calcext:value-type="float">
            <text:p>2,43</text:p>
          </table:table-cell>
          <table:table-cell table:number-columns-repeated="1017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23]/[.C$14] + [.B23]/[.D$14] + [.C23]/[.E$14] + [.D23]/[.F$14])" office:value-type="float" office:value="1.856385945343" calcext:value-type="float">
            <text:p>1,86</text:p>
          </table:table-cell>
          <table:table-cell table:style-name="ce14" table:formula="of:=0.8*(1+[.E23]/[.A$14])" office:value-type="float" office:value="2.2851087562744" calcext:value-type="float">
            <text:p>2,29</text:p>
          </table:table-cell>
          <table:table-cell table:number-columns-repeated="1017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24]/[.C$14] + [.B24]/[.D$14] + [.C24]/[.E$14] + [.D24]/[.F$14])" office:value-type="float" office:value="1.79298642533937" calcext:value-type="float">
            <text:p>1,79</text:p>
          </table:table-cell>
          <table:table-cell table:style-name="ce14" table:formula="of:=0.8*(1+[.E24]/[.A$14])" office:value-type="float" office:value="2.23438914027149" calcext:value-type="float">
            <text:p>2,23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14" table:formula="of:=1/(1/[.B$14] + [.A25]/[.C$14] + [.B25]/[.D$14] + [.C25]/[.E$14] + [.D25]/[.F$14])" office:value-type="float" office:value="1.65194302446772" calcext:value-type="float">
            <text:p>1,65</text:p>
          </table:table-cell>
          <table:table-cell table:style-name="ce14" table:formula="of:=0.8*(1+[.E25]/[.A$14])" office:value-type="float" office:value="2.12155441957417" calcext:value-type="float">
            <text:p>2,12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26]/[.C$14] + [.B26]/[.D$14] + [.C26]/[.E$14] + [.D26]/[.F$14])" office:value-type="float" office:value="1.5" calcext:value-type="float">
            <text:p>1,50</text:p>
          </table:table-cell>
          <table:table-cell table:style-name="ce14" table:formula="of:=0.8*(1+[.E26]/[.A$14])" office:value-type="float" office:value="2" calcext:value-type="float">
            <text:p>2,00</text:p>
          </table:table-cell>
          <table:table-cell table:number-columns-repeated="1017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27]/[.C$14] + [.B27]/[.D$14] + [.C27]/[.E$14] + [.D27]/[.F$14])" office:value-type="float" office:value="1.4" calcext:value-type="float">
            <text:p>1,40</text:p>
          </table:table-cell>
          <table:table-cell table:style-name="ce14" table:formula="of:=0.8*(1+[.E27]/[.A$14])" office:value-type="float" office:value="1.92" calcext:value-type="float">
            <text:p>1,92</text:p>
          </table:table-cell>
          <table:table-cell table:number-columns-repeated="1017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28]/[.C$14] + [.B28]/[.D$14] + [.C28]/[.E$14] + [.D28]/[.F$14])" office:value-type="float" office:value="1.36363636363636" calcext:value-type="float">
            <text:p>1,36</text:p>
          </table:table-cell>
          <table:table-cell table:style-name="ce14" table:formula="of:=0.8*(1+[.E28]/[.A$14])" office:value-type="float" office:value="1.89090909090909" calcext:value-type="float">
            <text:p>1,89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29]/[.C$14] + [.B29]/[.D$14] + [.C29]/[.E$14] + [.D29]/[.F$14])" office:value-type="float" office:value="1.28048780487805" calcext:value-type="float">
            <text:p>1,28</text:p>
          </table:table-cell>
          <table:table-cell table:style-name="ce14" table:formula="of:=0.8*(1+[.E29]/[.A$14])" office:value-type="float" office:value="1.82439024390244" calcext:value-type="float">
            <text:p>1,82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30]/[.C$14] + [.B30]/[.D$14] + [.C30]/[.E$14] + [.D30]/[.F$14])" office:value-type="float" office:value="1.21301020408163" calcext:value-type="float">
            <text:p>1,21</text:p>
          </table:table-cell>
          <table:table-cell table:style-name="ce14" table:formula="of:=0.8*(1+[.E30]/[.A$14])" office:value-type="float" office:value="1.77040816326531" calcext:value-type="float">
            <text:p>1,77</text:p>
          </table:table-cell>
          <table:table-cell table:number-columns-repeated="1017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31]/[.C$14] + [.B31]/[.D$14] + [.C31]/[.E$14] + [.D31]/[.F$14])" office:value-type="float" office:value="1.14677002583979" calcext:value-type="float">
            <text:p>1,15</text:p>
          </table:table-cell>
          <table:table-cell table:style-name="ce14" table:formula="of:=0.8*(1+[.E31]/[.A$14])" office:value-type="float" office:value="1.71741602067184" calcext:value-type="float">
            <text:p>1,72</text:p>
          </table:table-cell>
          <table:table-cell table:number-columns-repeated="1017"/>
        </table:table-row>
        <table:table-row table:style-name="ro1"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32]/[.C$14] + [.B32]/[.D$14] + [.C32]/[.E$14] + [.D32]/[.F$14])" office:value-type="float" office:value="1.12225631342931" calcext:value-type="float">
            <text:p>1,12</text:p>
          </table:table-cell>
          <table:table-cell table:style-name="ce14" table:formula="of:=0.8*(1+[.E32]/[.A$14])" office:value-type="float" office:value="1.69780505074345" calcext:value-type="float">
            <text:p>1,70</text:p>
          </table:table-cell>
          <table:table-cell table:number-columns-repeated="1017"/>
        </table:table-row>
        <table:table-row table:style-name="ro1">
          <table:table-cell table:number-columns-repeated="2" table:style-name="ce2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4" table:formula="of:=1/(1/[.B$14] + [.A33]/[.C$14] + [.B33]/[.D$14] + [.C33]/[.E$14] + [.D33]/[.F$14])" office:value-type="float" office:value="1.06532454231212" calcext:value-type="float">
            <text:p>1,07</text:p>
          </table:table-cell>
          <table:table-cell table:style-name="ce14" table:formula="of:=0.8*(1+[.E33]/[.A$14])" office:value-type="float" office:value="1.6522596338497" calcext:value-type="float">
            <text:p>1,65</text:p>
          </table:table-cell>
          <table:table-cell table:number-columns-repeated="1017"/>
        </table:table-row>
        <table:table-row table:style-name="ro1" table:number-rows-repeated="12">
          <table:table-cell table:style-name="ce23" table:number-columns-repeated="2"/>
          <table:table-cell/>
          <table:table-cell table:style-name="ce23"/>
          <table:table-cell table:number-columns-repeated="1019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ductor" table:style-name="ta1">
        <table:shapes>
          <draw:frame draw:z-index="0" draw:style-name="gr1" draw:text-style-name="P1" svg:width="14.544cm" svg:height="8.806cm" svg:x="0.509cm" svg:y="7.714cm">
            <draw:object draw:notify-on-update-of-ranges="Inductor.A11:Inductor.A11 Inductor.A12:Inductor.A16 Inductor.B11:Inductor.B11 Inductor.B12:Inductor.B16 Inductor.C11:Inductor.C11 Inductor.C12:Inductor.C16 Inductor.D11:Inductor.D11 Inductor.D12:Inductor.D16 Inductor.E11:Inductor.E11 Inductor.E12:Inductor.E16 Inductor.F11:Inductor.F11 Inductor.F12:Inductor.F16 Inductor.G11:Inductor.G11 Inductor.G12:Inductor.G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17"/>
        <table:table-column table:style-name="co3" table:default-cell-style-name="ce22"/>
        <table:table-column table:style-name="co2" table:number-columns-repeated="2" table:default-cell-style-name="ce22"/>
        <table:table-column table:style-name="co2" table:number-columns-repeated="3" table:default-cell-style-name="ce17"/>
        <table:table-row table:style-name="ro1">
          <table:table-cell table:style-name="ce15" office:value-type="string" calcext:value-type="string">
            <text:p>Imax (A)</text:p>
          </table:table-cell>
          <table:table-cell table:style-name="ce15" office:value-type="string" calcext:value-type="string">
            <text:p>Uin (V)</text:p>
          </table:table-cell>
          <table:table-cell table:style-name="ce15" office:value-type="string" calcext:value-type="string">
            <text:p>Fsw(Hz)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office:value-type="float" office:value="15" calcext:value-type="float">
            <text:p>1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75000" calcext:value-type="float">
            <text:p>275000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6" table:number-columns-repeated="2"/>
          <table:table-cell table:style-name="ce17" table:number-columns-repeated="2"/>
          <table:table-cell table:number-columns-repeated="3"/>
        </table:table-row>
        <table:table-row table:style-name="ro1">
          <table:table-cell/>
          <table:table-cell table:style-name="ce33" office:value-type="string" calcext:value-type="string" table:number-columns-spanned="3" table:number-rows-spanned="1">
            <text:p>Lout (µH) @ Iripple(A)</text:p>
          </table:table-cell>
          <table:covered-table-cell table:number-columns-repeated="2" table:style-name="ce17"/>
          <table: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21" office:value-type="percentage" office:value="0.05" calcext:value-type="percentage">
            <text:p>5 %</text:p>
          </table:table-cell>
          <table:table-cell table:style-name="ce21" office:value-type="percentage" office:value="0.07" calcext:value-type="percentage">
            <text:p>7 %</text:p>
          </table:table-cell>
          <table:table-cell table:style-name="ce21" office:value-type="percentage" office:value="0.1" calcext:value-type="percentage">
            <text:p>10 %</text:p>
          </table:table-cell>
          <table:table-cell table:number-columns-repeated="3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10^6*([.B$2]-[.A6])*[.A6]/([.C$2]*[.B$2]*[.A$2]*[.B$5])" office:value-type="float" office:value="5.58545454545455" calcext:value-type="float">
            <text:p>5,59</text:p>
          </table:table-cell>
          <table:table-cell table:formula="of:=10^6*([.B$2]-[.A6])*[.A6]/([.C$2]*[.B$2]*[.A$2]*[.C$5])" office:value-type="float" office:value="3.98961038961039" calcext:value-type="float">
            <text:p>3,99</text:p>
          </table:table-cell>
          <table:table-cell table:formula="of:=10^6*([.B$2]-[.A6])*[.A6]/([.C$2]*[.B$2]*[.A$2]*[.D$5])" office:value-type="float" office:value="2.79272727272727" calcext:value-type="float">
            <text:p>2,79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,2</text:p>
          </table:table-cell>
          <table:table-cell table:formula="of:=10^6*([.B$2]-[.A7])*[.A7]/([.C$2]*[.B$2]*[.A$2]*[.B$5])" office:value-type="float" office:value="5.97333333333333" calcext:value-type="float">
            <text:p>5,97</text:p>
          </table:table-cell>
          <table:table-cell table:formula="of:=10^6*([.B$2]-[.A7])*[.A7]/([.C$2]*[.B$2]*[.A$2]*[.C$5])" office:value-type="float" office:value="4.26666666666667" calcext:value-type="float">
            <text:p>4,27</text:p>
          </table:table-cell>
          <table:table-cell table:formula="of:=10^6*([.B$2]-[.A7])*[.A7]/([.C$2]*[.B$2]*[.A$2]*[.D$5])" office:value-type="float" office:value="2.98666666666667" calcext:value-type="float">
            <text:p>2,99</text:p>
          </table:table-cell>
          <table:table-cell table:number-columns-repeated="3"/>
        </table:table-row>
        <table:table-row table:style-name="ro1">
          <table:table-cell office:value-type="float" office:value="1.6" calcext:value-type="float">
            <text:p>1,6</text:p>
          </table:table-cell>
          <table:table-cell table:formula="of:=10^6*([.B$2]-[.A8])*[.A8]/([.C$2]*[.B$2]*[.A$2]*[.B$5])" office:value-type="float" office:value="5.27515151515152" calcext:value-type="float">
            <text:p>5,28</text:p>
          </table:table-cell>
          <table:table-cell table:formula="of:=10^6*([.B$2]-[.A8])*[.A8]/([.C$2]*[.B$2]*[.A$2]*[.C$5])" office:value-type="float" office:value="3.76796536796537" calcext:value-type="float">
            <text:p>3,77</text:p>
          </table:table-cell>
          <table:table-cell table:formula="of:=10^6*([.B$2]-[.A8])*[.A8]/([.C$2]*[.B$2]*[.A$2]*[.D$5])" office:value-type="float" office:value="2.63757575757576" calcext:value-type="float">
            <text:p>2,64</text:p>
          </table:table-cell>
          <table:table-cell table:number-columns-repeated="3"/>
        </table:table-row>
        <table:table-row table:style-name="ro1">
          <table:table-cell/>
          <table:table-cell table:style-name="ce17" table:number-columns-repeated="3"/>
          <table:table-cell table:number-columns-repeated="3"/>
        </table:table-row>
        <table:table-row table:style-name="ro1">
          <table:table-cell/>
          <table:table-cell table:style-name="ce33" office:value-type="string" calcext:value-type="string" table:number-columns-spanned="6" table:number-rows-spanned="1">
            <text:p>Iripple (A) @ Lout(µH)</text:p>
          </table:table-cell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5" office:value-type="string" calcext:value-type="string">
            <text:p>Uout (V)</text:p>
          </table:table-cell>
          <table:table-cell table:style-name="ce15" office:value-type="string" calcext:value-type="string">
            <text:p>1,2µH</text:p>
          </table:table-cell>
          <table:table-cell table:style-name="ce15" office:value-type="string" calcext:value-type="string">
            <text:p>1,5µH</text:p>
          </table:table-cell>
          <table:table-cell table:style-name="ce15" office:value-type="string" calcext:value-type="string">
            <text:p>2µH</text:p>
          </table:table-cell>
          <table:table-cell table:style-name="ce15" office:value-type="string" calcext:value-type="string">
            <text:p>2,2µH</text:p>
          </table:table-cell>
          <table:table-cell table:style-name="ce15" office:value-type="string" calcext:value-type="string">
            <text:p>2,5µH</text:p>
          </table:table-cell>
          <table:table-cell table:style-name="ce15" office:value-type="string" calcext:value-type="string">
            <text:p>3µH</text:p>
          </table:table-cell>
        </table:table-row>
        <table:table-row table:style-name="ro1">
          <table:table-cell table:style-name="ce18" office:value-type="float" office:value="1.6" calcext:value-type="float">
            <text:p>1,60</text:p>
          </table:table-cell>
          <table:table-cell table:formula="of:=10^6*([.B$2]-[.A12])*[.A12]/([.B$2]*[.C$2]*1.2)" office:value-type="float" office:value="3.2969696969697" calcext:value-type="float">
            <text:p>3,30</text:p>
          </table:table-cell>
          <table:table-cell table:formula="of:=10^6*([.B$2]-[.A12])*[.A12]/([.B$2]*[.C$2]*1.5)" office:value-type="float" office:value="2.63757575757576" calcext:value-type="float">
            <text:p>2,64</text:p>
          </table:table-cell>
          <table:table-cell table:formula="of:=10^6*([.B$2]-[.A12])*[.A12]/([.B$2]*[.C$2]*2)" office:value-type="float" office:value="1.97818181818182" calcext:value-type="float">
            <text:p>1,98</text:p>
          </table:table-cell>
          <table:table-cell table:style-name="ce22" table:formula="of:=10^6*([.B$2]-[.A12])*[.A12]/([.B$2]*[.C$2]*2.2)" office:value-type="float" office:value="1.79834710743802" calcext:value-type="float">
            <text:p>1,80</text:p>
          </table:table-cell>
          <table:table-cell table:style-name="ce22" table:formula="of:=10^6*([.B$2]-[.A12])*[.A12]/([.B$2]*[.C$2]*2.5)" office:value-type="float" office:value="1.58254545454545" calcext:value-type="float">
            <text:p>1,58</text:p>
          </table:table-cell>
          <table:table-cell table:style-name="ce22" table:formula="of:=10^6*([.B$2]-[.A12])*[.A12]/([.B$2]*[.C$2]*3)" office:value-type="float" office:value="1.31878787878788" calcext:value-type="float">
            <text:p>1,32</text:p>
          </table:table-cell>
        </table:table-row>
        <table:table-row table:style-name="ro1">
          <table:table-cell table:style-name="ce18" office:value-type="float" office:value="2" calcext:value-type="float">
            <text:p>2,00</text:p>
          </table:table-cell>
          <table:table-cell table:formula="of:=10^6*([.B$2]-[.A13])*[.A13]/([.B$2]*[.C$2]*1.2)" office:value-type="float" office:value="3.63636363636364" calcext:value-type="float">
            <text:p>3,64</text:p>
          </table:table-cell>
          <table:table-cell table:formula="of:=10^6*([.B$2]-[.A13])*[.A13]/([.B$2]*[.C$2]*1.5)" office:value-type="float" office:value="2.90909090909091" calcext:value-type="float">
            <text:p>2,91</text:p>
          </table:table-cell>
          <table:table-cell table:formula="of:=10^6*([.B$2]-[.A13])*[.A13]/([.B$2]*[.C$2]*2)" office:value-type="float" office:value="2.18181818181818" calcext:value-type="float">
            <text:p>2,18</text:p>
          </table:table-cell>
          <table:table-cell table:style-name="ce22" table:formula="of:=10^6*([.B$2]-[.A13])*[.A13]/([.B$2]*[.C$2]*2.2)" office:value-type="float" office:value="1.98347107438017" calcext:value-type="float">
            <text:p>1,98</text:p>
          </table:table-cell>
          <table:table-cell table:style-name="ce22" table:formula="of:=10^6*([.B$2]-[.A13])*[.A13]/([.B$2]*[.C$2]*2.5)" office:value-type="float" office:value="1.74545454545455" calcext:value-type="float">
            <text:p>1,75</text:p>
          </table:table-cell>
          <table:table-cell table:style-name="ce22" table:formula="of:=10^6*([.B$2]-[.A13])*[.A13]/([.B$2]*[.C$2]*3)" office:value-type="float" office:value="1.45454545454545" calcext:value-type="float">
            <text:p>1,45</text:p>
          </table:table-cell>
        </table:table-row>
        <table:table-row table:style-name="ro1">
          <table:table-cell table:style-name="ce18" office:value-type="float" office:value="2.4" calcext:value-type="float">
            <text:p>2,40</text:p>
          </table:table-cell>
          <table:table-cell table:formula="of:=10^6*([.B$2]-[.A14])*[.A14]/([.B$2]*[.C$2]*1.2)" office:value-type="float" office:value="3.78181818181818" calcext:value-type="float">
            <text:p>3,78</text:p>
          </table:table-cell>
          <table:table-cell table:formula="of:=10^6*([.B$2]-[.A14])*[.A14]/([.B$2]*[.C$2]*1.5)" office:value-type="float" office:value="3.02545454545455" calcext:value-type="float">
            <text:p>3,03</text:p>
          </table:table-cell>
          <table:table-cell table:formula="of:=10^6*([.B$2]-[.A14])*[.A14]/([.B$2]*[.C$2]*2)" office:value-type="float" office:value="2.26909090909091" calcext:value-type="float">
            <text:p>2,27</text:p>
          </table:table-cell>
          <table:table-cell table:style-name="ce22" table:formula="of:=10^6*([.B$2]-[.A14])*[.A14]/([.B$2]*[.C$2]*2.2)" office:value-type="float" office:value="2.06280991735537" calcext:value-type="float">
            <text:p>2,06</text:p>
          </table:table-cell>
          <table:table-cell table:style-name="ce22" table:formula="of:=10^6*([.B$2]-[.A14])*[.A14]/([.B$2]*[.C$2]*2.5)" office:value-type="float" office:value="1.81527272727273" calcext:value-type="float">
            <text:p>1,82</text:p>
          </table:table-cell>
          <table:table-cell table:style-name="ce22" table:formula="of:=10^6*([.B$2]-[.A14])*[.A14]/([.B$2]*[.C$2]*3)" office:value-type="float" office:value="1.51272727272727" calcext:value-type="float">
            <text:p>1,51</text:p>
          </table:table-cell>
        </table:table-row>
        <table:table-row table:style-name="ro1">
          <table:table-cell table:style-name="ce18" office:value-type="float" office:value="2.8" calcext:value-type="float">
            <text:p>2,80</text:p>
          </table:table-cell>
          <table:table-cell table:formula="of:=10^6*([.B$2]-[.A15])*[.A15]/([.B$2]*[.C$2]*1.2)" office:value-type="float" office:value="3.73333333333333" calcext:value-type="float">
            <text:p>3,73</text:p>
          </table:table-cell>
          <table:table-cell table:formula="of:=10^6*([.B$2]-[.A15])*[.A15]/([.B$2]*[.C$2]*1.5)" office:value-type="float" office:value="2.98666666666667" calcext:value-type="float">
            <text:p>2,99</text:p>
          </table:table-cell>
          <table:table-cell table:formula="of:=10^6*([.B$2]-[.A15])*[.A15]/([.B$2]*[.C$2]*2)" office:value-type="float" office:value="2.24" calcext:value-type="float">
            <text:p>2,24</text:p>
          </table:table-cell>
          <table:table-cell table:style-name="ce22" table:formula="of:=10^6*([.B$2]-[.A15])*[.A15]/([.B$2]*[.C$2]*2.2)" office:value-type="float" office:value="2.03636363636364" calcext:value-type="float">
            <text:p>2,04</text:p>
          </table:table-cell>
          <table:table-cell table:style-name="ce22" table:formula="of:=10^6*([.B$2]-[.A15])*[.A15]/([.B$2]*[.C$2]*2.5)" office:value-type="float" office:value="1.792" calcext:value-type="float">
            <text:p>1,79</text:p>
          </table:table-cell>
          <table:table-cell table:style-name="ce22" table:formula="of:=10^6*([.B$2]-[.A15])*[.A15]/([.B$2]*[.C$2]*3)" office:value-type="float" office:value="1.49333333333333" calcext:value-type="float">
            <text:p>1,49</text:p>
          </table:table-cell>
        </table:table-row>
        <table:table-row table:style-name="ro1">
          <table:table-cell table:style-name="ce18" office:value-type="float" office:value="3.2" calcext:value-type="float">
            <text:p>3,20</text:p>
          </table:table-cell>
          <table:table-cell table:formula="of:=10^6*([.B$2]-[.A16])*[.A16]/([.B$2]*[.C$2]*1.2)" office:value-type="float" office:value="3.49090909090909" calcext:value-type="float">
            <text:p>3,49</text:p>
          </table:table-cell>
          <table:table-cell table:formula="of:=10^6*([.B$2]-[.A16])*[.A16]/([.B$2]*[.C$2]*1.5)" office:value-type="float" office:value="2.79272727272727" calcext:value-type="float">
            <text:p>2,79</text:p>
          </table:table-cell>
          <table:table-cell table:formula="of:=10^6*([.B$2]-[.A16])*[.A16]/([.B$2]*[.C$2]*2)" office:value-type="float" office:value="2.09454545454545" calcext:value-type="float">
            <text:p>2,09</text:p>
          </table:table-cell>
          <table:table-cell table:style-name="ce22" table:formula="of:=10^6*([.B$2]-[.A16])*[.A16]/([.B$2]*[.C$2]*2.2)" office:value-type="float" office:value="1.90413223140496" calcext:value-type="float">
            <text:p>1,90</text:p>
          </table:table-cell>
          <table:table-cell table:style-name="ce22" table:formula="of:=10^6*([.B$2]-[.A16])*[.A16]/([.B$2]*[.C$2]*2.5)" office:value-type="float" office:value="1.67563636363636" calcext:value-type="float">
            <text:p>1,68</text:p>
          </table:table-cell>
          <table:table-cell table:style-name="ce22" table:formula="of:=10^6*([.B$2]-[.A16])*[.A16]/([.B$2]*[.C$2]*3)" office:value-type="float" office:value="1.39636363636364" calcext:value-type="float">
            <text:p>1,40</text:p>
          </table:table-cell>
        </table:table-row>
        <table:table-row table:style-name="ro1">
          <table:table-cell table:style-name="ce14" table:number-columns-repeated="4"/>
          <table:table-cell table:style-name="Default" table:number-columns-repeated="3"/>
        </table:table-row>
        <table:table-row table:style-name="ro1">
          <table:table-cell table:style-name="ce14" table:number-columns-repeated="4"/>
          <table:table-cell table:style-name="Default" table:number-columns-repeated="3"/>
        </table:table-row>
      </table:table>
      <table:table table:name="Comp" table:style-name="ta1"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ce23"/>
        <table:table-column table:style-name="co2" table:number-columns-repeated="16377" table:default-cell-style-name="Default"/>
        <table:table-row table:style-name="ro1">
          <table:table-cell table:style-name="ce11" office:value-type="string" calcext:value-type="string">
            <text:p>L (µH)</text:p>
          </table:table-cell>
          <table:table-cell table:style-name="ce11" office:value-type="string" calcext:value-type="string">
            <text:p><text:s/>Cout (mF)</text:p>
          </table:table-cell>
          <table:table-cell table:style-name="ce11" office:value-type="string" calcext:value-type="string">
            <text:p>Fsw (kHz)</text:p>
          </table:table-cell>
          <table:table-cell table:style-name="ce11" office:value-type="string" calcext:value-type="string">
            <text:p>Flc</text:p>
          </table:table-cell>
          <table:table-cell table:style-name="ce11" office:value-type="string" calcext:value-type="string">
            <text:p>Rf (Ohm)</text:p>
          </table:table-cell>
          <table:table-cell table:style-name="ce12" office:value-type="string" calcext:value-type="string">
            <text:p>Cf(nF)</text:p>
          </table:table-cell>
          <table:table-cell table:style-name="ce10" office:value-type="string" calcext:value-type="string">
            <text:p>Cp (pF)</text:p>
          </table:table-cell>
          <table:table-cell table:number-columns-repeated="16377"/>
        </table:table-row>
        <table:table-row table:style-name="ro1">
          <table:table-cell table:style-name="ce14" office:value-type="float" office:value="2.5" calcext:value-type="float">
            <text:p>2,50</text:p>
          </table:table-cell>
          <table:table-cell table:style-name="ce14" office:value-type="float" office:value="4000" calcext:value-type="float">
            <text:p>4000,00</text:p>
          </table:table-cell>
          <table:table-cell table:style-name="ce14" office:value-type="float" office:value="275" calcext:value-type="float">
            <text:p>275,00</text:p>
          </table:table-cell>
          <table:table-cell table:style-name="ce14" table:formula="of:= 1 / (2 * PI() * SQRT([.A2]*10^-6 * [.B2]*10^-3))" office:value-type="float" office:value="50.329212104487" calcext:value-type="float">
            <text:p>50,33</text:p>
          </table:table-cell>
          <table:table-cell table:style-name="ce14" office:value-type="float" office:value="15000" calcext:value-type="float">
            <text:p>15000,00</text:p>
          </table:table-cell>
          <table:table-cell table:formula="of:=10^9/(2*PI()*[.E2]*[.D2])" office:value-type="float" office:value="210.818510677892" calcext:value-type="float">
            <text:p>210,82</text:p>
          </table:table-cell>
          <table:table-cell table:formula="of:=10^12/(2*PI()*[.E2]*[.C2]*10^3)" office:value-type="float" office:value="38.5830165071261" calcext:value-type="float">
            <text:p>39</text:p>
          </table:table-cell>
          <table:table-cell table:style-name="ce14" table:number-columns-repeated="1017"/>
          <table:table-cell table:number-columns-repeated="15360"/>
        </table:table-row>
        <table:table-row table:style-name="ro1" table:number-rows-repeated="8">
          <table:table-cell table:number-columns-repeated="16384"/>
        </table:table-row>
        <table:table-row table:style-name="ro1" table:number-rows-repeated="8">
          <table:table-cell/>
          <table:table-cell table:style-name="ce26"/>
          <table:table-cell table:style-name="ce28"/>
          <table:table-cell table:style-name="ce23"/>
          <table:table-cell table:number-columns-repeated="16380"/>
        </table:table-row>
        <table:table-row table:style-name="ro1">
          <table:table-cell table:style-name="ce24"/>
          <table:table-cell table:style-name="ce32"/>
          <table:table-cell table:style-name="ce34"/>
          <table:table-cell table:style-name="ce35"/>
          <table:table-cell table:style-name="ce24"/>
          <table:table-cell table:style-name="ce37"/>
          <table:table-cell table:style-name="ce35"/>
          <table:table-cell table:style-name="ce24" table:number-columns-repeated="16377"/>
        </table:table-row>
        <table:table-row table:style-name="ro1" table:number-rows-repeated="7">
          <table:table-cell/>
          <table:table-cell table:style-name="ce26"/>
          <table:table-cell table:style-name="ce28"/>
          <table:table-cell table:style-name="ce23"/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1T17:35:35.921475415</meta:creation-date>
    <dc:date>2023-04-01T16:45:59.771532489</dc:date>
    <meta:editing-duration>PT14H28M52S</meta:editing-duration>
    <meta:editing-cycles>112</meta:editing-cycles>
    <meta:generator>LibreOffice/7.5.1.2$Linux_X86_64 LibreOffice_project/fcbaee479e84c6cd81291587d2ee68cba099e129</meta:generator>
    <meta:document-statistic meta:table-count="3" meta:cell-count="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leave-gap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45cm" svg:height="8.807cm" xlink:href=".." xlink:type="simple" chart:class="chart:line" chart:style-name="ch1">
        <chart:title svg:x="5.76cm" svg:y="0.312cm" chart:style-name="ch2">
          <text:p>Current Ripple</text:p>
        </chart:title>
        <chart:legend chart:legend-position="end" svg:x="11.601cm" svg:y="1.671cm" style:legend-expansion="custom" svg:width="2.034cm" svg:height="5.108cm" style:legend-expansion-aspect-ratio="0.398198903680501" chart:style-name="ch3"/>
        <chart:plot-area chart:style-name="ch4" table:cell-range-address="Inductor.A11:Inductor.G16" chart:data-source-has-labels="both" svg:x="0.61cm" svg:y="0.888cm" svg:width="11.021cm" svg:height="7.317cm">
          <chart:coordinate-region svg:x="1.522cm" svg:y="1.087cm" svg:width="9.777cm" svg:height="6.471cm"/>
          <chart:axis chart:dimension="x" chart:name="primary-x" chart:style-name="ch5" chartooo:axis-type="auto">
            <chartooo:date-scale/>
            <chart:title svg:x="5.467cm" svg:y="8.247cm" chart:style-name="ch6">
              <text:p>Uout (V)</text:p>
            </chart:title>
            <chart:categories table:cell-range-address="Inductor.A12:Inductor.A16"/>
          </chart:axis>
          <chart:axis chart:dimension="y" chart:name="primary-y" chart:style-name="ch5">
            <chart:title svg:x="0cm" svg:y="5.304cm" chart:style-name="ch7">
              <text:p>Iripple (A)</text:p>
            </chart:title>
            <chart:grid chart:style-name="ch8" chart:class="major"/>
          </chart:axis>
          <chart:series chart:style-name="ch9" chart:values-cell-range-address="Inductor.B12:Inductor.B16" chart:label-cell-address="Inductor.B11:Inductor.B11" chart:class="chart:line">
            <chart:data-point chart:repeated="5"/>
          </chart:series>
          <chart:series chart:style-name="ch10" chart:values-cell-range-address="Inductor.C12:Inductor.C16" chart:label-cell-address="Inductor.C11:Inductor.C11" chart:class="chart:line">
            <chart:data-point chart:repeated="5"/>
          </chart:series>
          <chart:series chart:style-name="ch11" chart:values-cell-range-address="Inductor.D12:Inductor.D16" chart:label-cell-address="Inductor.D11:Inductor.D11" chart:class="chart:line">
            <chart:data-point chart:repeated="5"/>
          </chart:series>
          <chart:series chart:style-name="ch12" chart:values-cell-range-address="Inductor.E12:Inductor.E16" chart:label-cell-address="Inductor.E11:Inductor.E11" chart:class="chart:line">
            <chart:data-point chart:repeated="5"/>
          </chart:series>
          <chart:series chart:style-name="ch13" chart:values-cell-range-address="Inductor.F12:Inductor.F16" chart:label-cell-address="Inductor.F11:Inductor.F11" chart:class="chart:line">
            <chart:data-point chart:repeated="5"/>
          </chart:series>
          <chart:series chart:style-name="ch14" chart:values-cell-range-address="Inductor.G12:Inductor.G16" chart:label-cell-address="Inductor.G11:Inductor.G1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µH</text:p>
                <draw:g>
                  <svg:desc>Inductor.B11:Inductor.B11</svg:desc>
                </draw:g>
              </table:table-cell>
              <table:table-cell office:value-type="string">
                <text:p>1,5µH</text:p>
                <draw:g>
                  <svg:desc>Inductor.C11:Inductor.C11</svg:desc>
                </draw:g>
              </table:table-cell>
              <table:table-cell office:value-type="string">
                <text:p>2µH</text:p>
                <draw:g>
                  <svg:desc>Inductor.D11:Inductor.D11</svg:desc>
                </draw:g>
              </table:table-cell>
              <table:table-cell office:value-type="string">
                <text:p>2,2µH</text:p>
                <draw:g>
                  <svg:desc>Inductor.E11:Inductor.E11</svg:desc>
                </draw:g>
              </table:table-cell>
              <table:table-cell office:value-type="string">
                <text:p>2,5µH</text:p>
                <draw:g>
                  <svg:desc>Inductor.F11:Inductor.F11</svg:desc>
                </draw:g>
              </table:table-cell>
              <table:table-cell office:value-type="string">
                <text:p>3µH</text:p>
                <draw:g>
                  <svg:desc>Inductor.G11:Inductor.G1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Inductor.A12:Inductor.A16</svg:desc>
                </draw:g>
              </table:table-cell>
              <table:table-cell office:value-type="float" office:value="3.2969696969697">
                <text:p>3.2969696969697</text:p>
                <draw:g>
                  <svg:desc>Inductor.B12:Inductor.B16</svg:desc>
                </draw:g>
              </table:table-cell>
              <table:table-cell office:value-type="float" office:value="2.63757575757576">
                <text:p>2.63757575757576</text:p>
                <draw:g>
                  <svg:desc>Inductor.C12:Inductor.C16</svg:desc>
                </draw:g>
              </table:table-cell>
              <table:table-cell office:value-type="float" office:value="1.97818181818182">
                <text:p>1.97818181818182</text:p>
                <draw:g>
                  <svg:desc>Inductor.D12:Inductor.D16</svg:desc>
                </draw:g>
              </table:table-cell>
              <table:table-cell office:value-type="float" office:value="1.79834710743802">
                <text:p>1.79834710743802</text:p>
                <draw:g>
                  <svg:desc>Inductor.E12:Inductor.E16</svg:desc>
                </draw:g>
              </table:table-cell>
              <table:table-cell office:value-type="float" office:value="1.58254545454545">
                <text:p>1.58254545454545</text:p>
                <draw:g>
                  <svg:desc>Inductor.F12:Inductor.F16</svg:desc>
                </draw:g>
              </table:table-cell>
              <table:table-cell office:value-type="float" office:value="1.31878787878788">
                <text:p>1.31878787878788</text:p>
                <draw:g>
                  <svg:desc>Inductor.G12:Inductor.G1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.63636363636364">
                <text:p>3.63636363636364</text:p>
              </table:table-cell>
              <table:table-cell office:value-type="float" office:value="2.90909090909091">
                <text:p>2.90909090909091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1.98347107438017">
                <text:p>1.98347107438017</text:p>
              </table:table-cell>
              <table:table-cell office:value-type="float" office:value="1.74545454545455">
                <text:p>1.74545454545455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8181818181818">
                <text:p>3.78181818181818</text:p>
              </table:table-cell>
              <table:table-cell office:value-type="float" office:value="3.02545454545455">
                <text:p>3.02545454545455</text:p>
              </table:table-cell>
              <table:table-cell office:value-type="float" office:value="2.26909090909091">
                <text:p>2.26909090909091</text:p>
              </table:table-cell>
              <table:table-cell office:value-type="float" office:value="2.06280991735537">
                <text:p>2.06280991735537</text:p>
              </table:table-cell>
              <table:table-cell office:value-type="float" office:value="1.81527272727273">
                <text:p>1.81527272727273</text:p>
              </table:table-cell>
              <table:table-cell office:value-type="float" office:value="1.51272727272727">
                <text:p>1.512727272727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73333333333333">
                <text:p>3.73333333333333</text:p>
              </table:table-cell>
              <table:table-cell office:value-type="float" office:value="2.98666666666667">
                <text:p>2.98666666666667</text:p>
              </table:table-cell>
              <table:table-cell office:value-type="float" office:value="2.24">
                <text:p>2.24</text:p>
              </table:table-cell>
              <table:table-cell office:value-type="float" office:value="2.03636363636364">
                <text:p>2.03636363636364</text:p>
              </table:table-cell>
              <table:table-cell office:value-type="float" office:value="1.792">
                <text:p>1.792</text:p>
              </table:table-cell>
              <table:table-cell office:value-type="float" office:value="1.49333333333333">
                <text:p>1.493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9090909090909">
                <text:p>3.49090909090909</text:p>
              </table:table-cell>
              <table:table-cell office:value-type="float" office:value="2.79272727272727">
                <text:p>2.79272727272727</text:p>
              </table:table-cell>
              <table:table-cell office:value-type="float" office:value="2.09454545454545">
                <text:p>2.09454545454545</text:p>
              </table:table-cell>
              <table:table-cell office:value-type="float" office:value="1.90413223140496">
                <text:p>1.90413223140496</text:p>
              </table:table-cell>
              <table:table-cell office:value-type="float" office:value="1.67563636363636">
                <text:p>1.67563636363636</text:p>
              </table:table-cell>
              <table:table-cell office:value-type="float" office:value="1.39636363636364">
                <text:p>1.396363636363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